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Q</mi>
        <mi mathvariant="italic">ij</mi>
      </msub>
      <mrow>
        <mspace width="0.5em"/>
        <mo stretchy="false">=</mo>
        <mspace width="0.5em"/>
      </mrow>
      <mn>6</mn>
      <msub>
        <mi>q</mi>
        <mi mathvariant="italic">ij</mi>
      </msub>
      <mrow>
        <mspace width="0.5em"/>
        <mo stretchy="false">−</mo>
        <mspace width="0.5em"/>
      </mrow>
      <mn>2</mn>
      <msub>
        <mi mathvariant="normal">δ</mi>
        <mi mathvariant="italic">ij</mi>
      </msub>
      <mrow>
        <munder>
          <mo stretchy="false">∑</mo>
          <mi>k</mi>
        </munder>
        <msub>
          <mi>q</mi>
          <mi mathvariant="italic">kk</mi>
        </msub>
      </mrow>
    </mrow>
    <annotation encoding="StarMath 5.0">Q_{ ij } `=` 6 q_{ ij } `-` 2 %delta_{ ij } sum from k q_{ kk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0:20:25.518000000</meta:creation-date>
    <meta:generator>LibreOffice/4.2.4.2$Windows_x86 LibreOffice_project/63150712c6d317d27ce2db16eb94c2f3d7b699f8</meta:generator>
  </office:meta>
</office:document-meta>
</file>